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09cm"/>
    </style:style>
    <style:style style:name="co4" style:family="table-column">
      <style:table-column-properties fo:break-before="auto" style:column-width="20.4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rdenes de Trabajo</text:p>
          </table:table-cell>
          <table:table-cell office:value-type="string" calcext:value-type="string">
            <text:p>PROYECT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G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MTI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UI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FOC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EROPERABILID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OS-SU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IG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ACLE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ORDEN DE TRABAJO</text:p>
          </table:table-cell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<text:s/><text:tab/>Apoyo a la implantación 2.10<text:tab/><text:tab/></text:p>
          </table:table-cell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<text:tab/>Desarrollar versión 2.10.0<text:tab/></text:p>
          </table:table-cell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<text:tab/>Desarrollar versión 2.11<text:tab/><text:tab/></text:p>
          </table:table-cell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<text:tab/>Apoyo a la implantación 2.9<text:tab/></text:p>
          </table:table-cell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<text:tab/>Seguimiento del proyecto y Proveedores 2014<text:tab/><text:tab/></text:p>
          </table:table-cell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<text:tab/>Apoyo a la DTP 2014<text:tab/><text:tab/></text:p>
          </table:table-cell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<text:tab/>Apoyo a la comunicación y formación 2014</text:p>
          </table:table-cell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Soporte a responsables de usuario 2014</text:p>
          </table:table-cell>
        </table:table-row>
        <table:table-row table:style-name="ro1">
          <table:table-cell office:value-type="string" calcext:value-type="string">
            <text:p>CMTIC</text:p>
          </table:table-cell>
          <table:table-cell office:value-type="string" calcext:value-type="string">
            <text:p>Desarrollo CMTIC 1.1</text:p>
          </table:table-cell>
        </table:table-row>
        <table:table-row table:style-name="ro1">
          <table:table-cell office:value-type="string" calcext:value-type="string">
            <text:p>CMTIC</text:p>
          </table:table-cell>
          <table:table-cell office:value-type="string" calcext:value-type="string">
            <text:p>Ajuste y explotación de CMTIC 1.0</text:p>
          </table:table-cell>
        </table:table-row>
        <table:table-row table:style-name="ro1">
          <table:table-cell office:value-type="string" calcext:value-type="string">
            <text:p>CMTIC</text:p>
          </table:table-cell>
          <table:table-cell office:value-type="string" calcext:value-type="string">
            <text:p>Seguimiento de Proyecto y Proveedores 2014</text:p>
          </table:table-cell>
        </table:table-row>
        <table:table-row table:style-name="ro1">
          <table:table-cell office:value-type="string" calcext:value-type="string">
            <text:p>CMTIC</text:p>
          </table:table-cell>
          <table:table-cell office:value-type="string" calcext:value-type="string">
            <text:p>Apoyo a la comunicación y formación 2014</text:p>
          </table:table-cell>
        </table:table-row>
        <table:table-row table:style-name="ro1">
          <table:table-cell office:value-type="string" calcext:value-type="string">
            <text:p>CMTIC</text:p>
          </table:table-cell>
          <table:table-cell office:value-type="string" calcext:value-type="string">
            <text:p>Apoyo a la DTP 2014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Gestión de activos software Oracle de la JdA y CMDB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Control y seguimiento a ejecución de servicio por proveedor Oracle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Actividades para la divulgación, comunicación y difusión del SCO incluyendo AF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Seguimiento de Proyecto y Apoyo a la Dirección Técnica de Proyecto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Optimizar el diseño del Servicio Corporativo Oracle e implantarlo en NAOS Suite (3.0)</text:p>
          </table:table-cell>
        </table:table-row>
        <table:table-row table:style-name="ro1">
          <table:table-cell office:value-type="string" calcext:value-type="string">
            <text:p>SOPORTES CORPORATIVOS</text:p>
          </table:table-cell>
          <table:table-cell office:value-type="string" calcext:value-type="string">
            <text:p>SPyP-Seguimiento de Proyectos y Proveedores</text:p>
          </table:table-cell>
        </table:table-row>
        <table:table-row table:style-name="ro1">
          <table:table-cell office:value-type="string" calcext:value-type="string">
            <text:p>SOPORTES CORPORATIVOS</text:p>
          </table:table-cell>
          <table:table-cell office:value-type="string" calcext:value-type="string">
            <text:p>Apoyo al diseño e implantación del Servicio Corporativo Oracle</text:p>
          </table:table-cell>
        </table:table-row>
        <table:table-row table:style-name="ro1">
          <table:table-cell office:value-type="string" calcext:value-type="string">
            <text:p>SOPORTES CORPORATIVOS</text:p>
          </table:table-cell>
          <table:table-cell office:value-type="string" calcext:value-type="string">
            <text:p>Mejora continua de los servicios implantados</text:p>
          </table:table-cell>
        </table:table-row>
        <table:table-row table:style-name="ro1">
          <table:table-cell office:value-type="string" calcext:value-type="string">
            <text:p>SOPORTES CORPORATIVOS</text:p>
          </table:table-cell>
          <table:table-cell office:value-type="string" calcext:value-type="string">
            <text:p>Análisis de viabilidad de implantación de nuevos Servicios</text:p>
          </table:table-cell>
        </table:table-row>
        <table:table-row table:style-name="ro1">
          <table:table-cell office:value-type="string" calcext:value-type="string">
            <text:p>NAOS-SUITE</text:p>
          </table:table-cell>
          <table:table-cell office:value-type="string" calcext:value-type="string">
            <text:p>DV/3.0-Trabajos de desarrollo Suite NAOS v3.0<text:tab/></text:p>
          </table:table-cell>
        </table:table-row>
        <table:table-row table:style-name="ro1">
          <table:table-cell office:value-type="string" calcext:value-type="string">
            <text:p>NAOS-SUITE</text:p>
          </table:table-cell>
          <table:table-cell office:value-type="string" calcext:value-type="string">
            <text:p>DV/3.1-Control y seguimiento de los trabajos de desarrollo de NAOS 3.1</text:p>
          </table:table-cell>
        </table:table-row>
        <table:table-row table:style-name="ro1">
          <table:table-cell office:value-type="string" calcext:value-type="string">
            <text:p>NAOS-SUITE</text:p>
          </table:table-cell>
          <table:table-cell office:value-type="string" calcext:value-type="string">
            <text:p>DV/3.0-Control y seguimiento de los trabajos de desarrollo de NAOS 3.0</text:p>
          </table:table-cell>
        </table:table-row>
        <table:table-row table:style-name="ro1">
          <table:table-cell office:value-type="string" calcext:value-type="string">
            <text:p>NAOS-SUITE</text:p>
          </table:table-cell>
          <table:table-cell office:value-type="string" calcext:value-type="string">
            <text:p>DyF-Difusión y Formación</text:p>
          </table:table-cell>
        </table:table-row>
        <table:table-row table:style-name="ro1">
          <table:table-cell office:value-type="string" calcext:value-type="string">
            <text:p>NAOS-SUITE</text:p>
          </table:table-cell>
          <table:table-cell office:value-type="string" calcext:value-type="string">
            <text:p>SyGS-Soporte a Organismos y/o gestión de los niveles de prestación del servicio</text:p>
          </table:table-cell>
        </table:table-row>
        <table:table-row table:style-name="ro1">
          <table:table-cell office:value-type="string" calcext:value-type="string">
            <text:p>NAOS-SUITE</text:p>
          </table:table-cell>
          <table:table-cell office:value-type="string" calcext:value-type="string">
            <text:p>Mantenimiento de entornos</text:p>
          </table:table-cell>
        </table:table-row>
        <table:table-row table:style-name="ro1">
          <table:table-cell office:value-type="string" calcext:value-type="string">
            <text:p>NAOS-SUITE</text:p>
          </table:table-cell>
          <table:table-cell office:value-type="string" calcext:value-type="string">
            <text:p>ADTP-Apoyo a la Dirección Técnica del Proyecto</text:p>
          </table:table-cell>
        </table:table-row>
        <table:table-row table:style-name="ro1">
          <table:table-cell office:value-type="string" calcext:value-type="string">
            <text:p>NAOS-SUITE</text:p>
          </table:table-cell>
          <table:table-cell office:value-type="string" calcext:value-type="string">
            <text:p>PyP-Seguimiento de Proyectos y Proveedores</text:p>
          </table:table-cell>
        </table:table-row>
        <table:table-row table:style-name="ro1">
          <table:table-cell office:value-type="string" calcext:value-type="string">
            <text:p>INFOCOR</text:p>
          </table:table-cell>
          <table:table-cell office:value-type="string" calcext:value-type="string">
            <text:p>Soporte Agosto</text:p>
          </table:table-cell>
        </table:table-row>
        <table:table-row table:style-name="ro1">
          <table:table-cell office:value-type="string" calcext:value-type="string">
            <text:p>INFOCOR</text:p>
          </table:table-cell>
          <table:table-cell office:value-type="string" calcext:value-type="string">
            <text:p>Administración funcional Agosto</text:p>
          </table:table-cell>
        </table:table-row>
        <table:table-row table:style-name="ro1">
          <table:table-cell office:value-type="string" calcext:value-type="string">
            <text:p>INFOCOR</text:p>
          </table:table-cell>
          <table:table-cell office:value-type="string" calcext:value-type="string">
            <text:p>Seguimiento del proyecto Agosto</text:p>
          </table:table-cell>
        </table:table-row>
        <table:table-row table:style-name="ro1">
          <table:table-cell office:value-type="string" calcext:value-type="string">
            <text:p>INFOCOR</text:p>
          </table:table-cell>
          <table:table-cell office:value-type="string" calcext:value-type="string">
            <text:p>Apoyo en la realización de tareas de formación y transmisión de conocimiento a las Consejerías</text:p>
          </table:table-cell>
        </table:table-row>
        <table:table-row table:style-name="ro1">
          <table:table-cell office:value-type="string" calcext:value-type="string">
            <text:p>INFOCOR</text:p>
          </table:table-cell>
          <table:table-cell office:value-type="string" calcext:value-type="string">
            <text:p>Gestión de implantaciones, puestas en producción y otras operaciones realizadas con la producción</text:p>
          </table:table-cell>
        </table:table-row>
        <table:table-row table:style-name="ro1">
          <table:table-cell office:value-type="string" calcext:value-type="string">
            <text:p>INFOCOR</text:p>
          </table:table-cell>
          <table:table-cell office:value-type="string" calcext:value-type="string">
            <text:p>Apoyo en el soporte a usuarios del sistema, tanto tramitadores como solicitantes, y resolución de problemas</text:p>
          </table:table-cell>
        </table:table-row>
        <table:table-row table:style-name="ro1">
          <table:table-cell office:value-type="string" calcext:value-type="string">
            <text:p>INFOCOR</text:p>
          </table:table-cell>
          <table:table-cell office:value-type="string" calcext:value-type="string">
            <text:p>Apoyo a la gestión y control de las tareas de mantenimiento de INFOCOR</text:p>
          </table:table-cell>
        </table:table-row>
        <table:table-row table:style-name="ro1">
          <table:table-cell office:value-type="string" calcext:value-type="string">
            <text:p>INFOCOR</text:p>
          </table:table-cell>
          <table:table-cell office:value-type="string" calcext:value-type="string">
            <text:p>Realizar la administración funcional de INFOCOR</text:p>
          </table:table-cell>
        </table:table-row>
        <table:table-row table:style-name="ro1">
          <table:table-cell office:value-type="string" calcext:value-type="string">
            <text:p>INFOCOR</text:p>
          </table:table-cell>
          <table:table-cell office:value-type="string" calcext:value-type="string">
            <text:p>Mantenimiento correctivo y evolutivo del sistema de información INFOCOR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Mantenimiento del framework para el desarrollo de aplicaciones móviles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Apoyo a la gestión y control de las tareas de mantenimiento de los productos de la IDE-A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Mantenimiento correctivo y evolutivo de los productos de la IDE-A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Apoyo a la gestión y control de las tareas de refactoring de MAPEA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Rearquitectura completa de MAPEA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Mantenimiento correctivo y evolutivo de los productos de transformación geodésica de coordenadas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Apoyo a la gestión y control de las tareas de mantenimiento de MAPEA Javascript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Apoyo a la gestión y control de las tareas de mantenimiento del callejero del portal de la Junta de Andalucía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Apoyo a la gestión y control de las tareas de desarrollo de la plataforma para la ejecución de geoprocesos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Desarrollo del software para la ejecución de geoprocesos computacionalmente intensivos en la infraestructura del ISCIG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Apoyo a la gestión y control de las tareas de desarrollo del panel de control del SIGC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Desarrollo del panel de gestión de los productos del SIG Corporativo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Apoyo a la gestión y control de las tareas de mantenimiento de TEMATICOS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Apoyo a la gestión y control de las tareas de mantenimiento de Nordir / Geodir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Mantenimiento correctivo y evolutivo de Nordir / Geodir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Gestión de la implantación de nuevos desarrollos y nuevas versiones fruto del mantenimiento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Apoyo a la gestión y control de las tareas de mantenimiento de JARA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Mantenimiento correctivo y evolutivo de JARA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Apoyo a la gestión y control de las tareas de mantenimiento de GeoBUSQUEDAS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Mantenimiento correctivo y evolutivo de GeoBUSQUEDAS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Apoyo a la gestión y control de las tareas de mantenimiento y nuevos desarrollos de MAPEA REST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Desarrollo de la versión 2 de TEMATICOS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Mantenimiento de MAPEA REST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Mantenimiento de MAPEA Javascript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Mantenimiento de la aplicación de callejero del Portal de la Junta de Andalucía (e integración con www.callejerodeandalucia.es )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Mantenimiento de los WS del CDA (falta por decidir si CDAU también)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Prestación de los servicios de implantación, soporte básico y avanzado, y atención a usuarios</text:p>
          </table:table-cell>
        </table:table-row>
        <table:table-row table:style-name="ro1">
          <table:table-cell office:value-type="string" calcext:value-type="string">
            <text:p>SIGC</text:p>
          </table:table-cell>
          <table:table-cell office:value-type="string" calcext:value-type="string">
            <text:p>Apoyo a las actividades de difusión y transferencia de conocimiento del proyecto SIGC</text:p>
          </table:table-cell>
        </table:table-row>
        <table:table-row table:style-name="ro1">
          <table:table-cell office:value-type="string" calcext:value-type="string">
            <text:p>INTEROPERABILIDAD</text:p>
          </table:table-cell>
          <table:table-cell office:value-type="string" calcext:value-type="string">
            <text:p>Soporte a la interoperabilidad de GIRO</text:p>
          </table:table-cell>
        </table:table-row>
        <table:table-row table:style-name="ro1">
          <table:table-cell office:value-type="string" calcext:value-type="string">
            <text:p>INTEROPERABILIDAD</text:p>
          </table:table-cell>
          <table:table-cell office:value-type="string" calcext:value-type="string">
            <text:p>Apoyo a la comunicación y formación 2014</text:p>
          </table:table-cell>
        </table:table-row>
        <table:table-row table:style-name="ro1">
          <table:table-cell office:value-type="string" calcext:value-type="string">
            <text:p>INTEROPERABILIDAD</text:p>
          </table:table-cell>
          <table:table-cell office:value-type="string" calcext:value-type="string">
            <text:p>Soporte a la DTP en materia de Interoperabilidad 2014</text:p>
          </table:table-cell>
        </table:table-row>
        <table:table-row table:style-name="ro1">
          <table:table-cell office:value-type="string" calcext:value-type="string">
            <text:p>INTEROPERABILIDAD</text:p>
          </table:table-cell>
          <table:table-cell office:value-type="string" calcext:value-type="string">
            <text:p>Mantenimiento de v3.0.0</text:p>
          </table:table-cell>
        </table:table-row>
        <table:table-row table:style-name="ro1">
          <table:table-cell office:value-type="string" calcext:value-type="string">
            <text:p>INTEROPERABILIDAD</text:p>
          </table:table-cell>
          <table:table-cell office:value-type="string" calcext:value-type="string">
            <text:p>Apoyo y soporte a la integración de Sistemas de Información 2014</text:p>
          </table:table-cell>
        </table:table-row>
        <table:table-row table:style-name="ro1">
          <table:table-cell office:value-type="string" calcext:value-type="string">
            <text:p>INTEROPERABILIDAD</text:p>
          </table:table-cell>
          <table:table-cell office:value-type="string" calcext:value-type="string">
            <text:p>Soporte a los distintos entornos del proyecto 2104</text:p>
          </table:table-cell>
        </table:table-row>
        <table:table-row table:style-name="ro1">
          <table:table-cell office:value-type="string" calcext:value-type="string">
            <text:p>INTEROPERABILIDAD</text:p>
          </table:table-cell>
          <table:table-cell office:value-type="string" calcext:value-type="string">
            <text:p>Implantación V3.0.0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Gestión asociada al SSOWeb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Apoyo a la comunicación y formación 2014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Mantenimiento de v1.0.0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Publicar SSOWeb en Internet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Soporte a la integración de sistemas en la Plataforma 2014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Soporte a la operación de entornos del proyecto 2014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Soporte a los distintos entornos del proyecto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Apoyo a la Dirección Técnica del Proyecto 2014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Apoyo a la comunicación y a la difusión 2014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Realizar pruebas del conector de aprovisionamiento de aplicaciones vía SOAP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Realizar piloto de integración de GUIA con ActiveDirectory de la CHAP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Apoyo y soporte a la integración de Sistemas de Información 2014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Soporte a organismos en la Gestión del Ciclo de Vida de las Identidades 2014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Apoyo a la implantación en CHAP</text:p>
          </table:table-cell>
        </table:table-row>
        <table:table-row table:style-name="ro1">
          <table:table-cell office:value-type="string" calcext:value-type="string">
            <text:p>GUIA</text:p>
          </table:table-cell>
          <table:table-cell office:value-type="string" calcext:value-type="string">
            <text:p>Apoyo a la implantación en CE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 style:data-style-name="N2" text:time-value="12:11:04.528059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14:22:09.018201603</meta:creation-date>
    <dc:date>2014-08-14T13:04:39.022224341</dc:date>
    <meta:editing-duration>PT1M20S</meta:editing-duration>
    <meta:editing-cycles>4</meta:editing-cycles>
    <meta:generator>LibreOffice/4.2.1.1$Linux_x86 LibreOffice_project/420m0$Build-1</meta:generator>
    <meta:document-statistic meta:table-count="2" meta:cell-count="198" meta:object-count="0"/>
  </office:meta>
</office:document-meta>
</file>